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Text_20_body">
      <style:text-properties officeooo:rsid="00189f4b" officeooo:paragraph-rsid="00189f4b"/>
    </style:style>
    <style:style style:name="P2" style:family="paragraph" style:parent-style-name="Text_20_body">
      <style:paragraph-properties fo:orphans="1"/>
      <style:text-properties officeooo:rsid="00189f4b"/>
    </style:style>
    <style:style style:name="P3" style:family="paragraph" style:parent-style-name="Text_20_body">
      <style:paragraph-properties fo:margin-top="0cm" fo:margin-bottom="0cm" style:contextual-spacing="false" fo:orphans="1"/>
      <style:text-properties officeooo:rsid="00189f4b"/>
    </style:style>
    <style:style style:name="P4" style:family="paragraph" style:parent-style-name="Text_20_body">
      <style:text-properties officeooo:rsid="00189f4b"/>
    </style:style>
    <style:style style:name="P5" style:family="paragraph" style:parent-style-name="Heading_20_2">
      <style:paragraph-properties fo:margin-left="0cm" fo:margin-right="0cm" fo:orphans="1" fo:text-indent="0cm" style:auto-text-indent="false"/>
      <style:text-properties officeooo:rsid="00189f4b"/>
    </style:style>
    <style:style style:name="P6" style:family="paragraph" style:parent-style-name="Text_20_body">
      <style:paragraph-properties fo:margin-left="1cm" fo:margin-right="1cm" fo:orphans="1" fo:text-indent="0cm" style:auto-text-indent="false"/>
      <style:text-properties officeooo:rsid="00189f4b"/>
    </style:style>
    <style:style style:name="P7" style:family="paragraph" style:parent-style-name="Text_20_body" style:list-style-name="L1">
      <style:paragraph-properties fo:margin-top="0cm" fo:margin-bottom="0cm" style:contextual-spacing="false" fo:orphans="1"/>
      <style:text-properties officeooo:rsid="00189f4b"/>
    </style:style>
    <style:style style:name="P8" style:family="paragraph" style:parent-style-name="Text_20_body" style:list-style-name="L1">
      <style:paragraph-properties fo:orphans="1"/>
      <style:text-properties officeooo:rsid="00189f4b"/>
    </style:style>
    <style:style style:name="P9" style:family="paragraph" style:parent-style-name="Standard">
      <style:text-properties officeooo:rsid="00189f4b" officeooo:paragraph-rsid="00189f4b"/>
    </style:style>
    <style:style style:name="P10" style:family="paragraph" style:parent-style-name="Standard">
      <style:text-properties officeooo:rsid="001965bd" officeooo:paragraph-rsid="001965bd"/>
    </style:style>
    <style:style style:name="P11" style:family="paragraph" style:parent-style-name="Text_20_body">
      <style:text-properties officeooo:rsid="001965bd" officeooo:paragraph-rsid="001965bd"/>
    </style:style>
    <style:style style:name="P12" style:family="paragraph" style:parent-style-name="Horizontal_20_Line">
      <style:text-properties officeooo:rsid="001965bd"/>
    </style:style>
    <style:style style:name="P13" style:family="paragraph" style:parent-style-name="Text_20_body">
      <style:text-properties officeooo:rsid="001965bd"/>
    </style:style>
    <style:style style:name="P14" style:family="paragraph" style:parent-style-name="Standard">
      <style:text-properties officeooo:rsid="001965bd" officeooo:paragraph-rsid="001a194c"/>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Was ist best Practise um meine höheren Preise als Deutschlehrer zu rechtfertigen. Ich möchte es so rechtfertigen, dass ich entweder massenunterricht, bei dem ich mich nicht um die einzelnen Bedürfnisse meiner Schüler kümmern kann, anbieten kann, oder ich verlange höhere Preise, habe dafür aber die Zeit mich auf die einzelnen Schüler zu konzentrieren.</text:p>
      <text:p text:style-name="P2">Hallo. Schön, dass du mein Profil gefunden hast. Wie du schon gesehen hast, heiße ich Matthias. Ich bin deutscher Muttersprachler und ich gebe seit mehr als fünf Jahren Deutschunterricht. Ich selber kenne viele verschiedene Sprachen und deren Grammatik und ich habe auch mehr als fünf Jahre im Ausland gelebt. Aus diesem Grund kenne ich die Herausforderungen, die das Sprachenlernen mit sich bringt und was es bedeutet in einem Land zu leben, in dem eine andere Sprache gesprochen wird. Wie du sehen kannst, sind meine Preise ein wenig höher als die durchschnittlichen Preise der anderen Lehrer.</text:p>
      <text:p text:style-name="P3">Mehr anzeigen</text:p>
      <text:p text:style-name="P4">18:27</text:p>
      <text:h text:style-name="P5" text:outline-level="2">Claude hat geantwortet: Hier sind die wichtigsten Hebel:</text:h>
      <text:p text:style-name="P2">Hier sind die wichtigsten Hebel:</text:p>
      <text:p text:style-name="P2"><text:span text:style-name="Strong_20_Emphasis">Das Kernargument (für dein Profil):</text:span> Du bietest keine generischen Stunden an, sondern passt den Unterricht an den Lernenden an – Hintergrund, Muttersprache, Ziel. Das kostet Zeit und Vorbereitung, die Billiganbieter nicht leisten.</text:p>
      <text:p text:style-name="P2"><text:span text:style-name="Strong_20_Emphasis">Konkret formuliert für dein Profil:</text:span></text:p>
      <text:p text:style-name="P6">Meine höheren Preise spiegeln den Aufwand wider, den ich in jeden einzelnen Schüler investiere: individuelle Vorbereitung, Fokus auf deine spezifischen Schwächen und ein Unterrichtsstil, der auf deine Muttersprache und deine Ziele abgestimmt ist. Wer das nicht braucht, findet günstigere Optionen – wer schneller und gezielter lernen will, ist bei mir richtig.</text:p>
      <text:p text:style-name="P2"><text:span text:style-name="Strong_20_Emphasis">Was du noch ergänzen solltest</text:span> (du hast es noch nicht drin):</text:p>
      <text:list text:style-name="L1">
        <text:list-item>
          <text:p text:style-name="P7">Konkrete Ergebnisse ("Schüler haben X in Y Wochen erreicht") </text:p>
        </text:list-item>
        <text:list-item>
          <text:p text:style-name="P7">Zielgruppe benennen (Geschäftsleute? Studenten? Immigranten?) </text:p>
        </text:list-item>
        <text:list-item>
          <text:p text:style-name="P8">Was du <text:span text:style-name="Emphasis">nicht</text:span> bist: kein Massenlehrer, keine Copy-paste-Stunden </text:p>
        </text:list-item>
      </text:list>
      <text:p text:style-name="P2"><text:span text:style-name="Strong_20_Emphasis">Was derzeit schwach ist:</text:span> "Meine Preise sind ein wenig höher" klingt entschuldigend. Streiche das oder ersetze es durch eine selbstbewusste Begründung.</text:p>
      <text:p text:style-name="P9"/>
      <text:p text:style-name="P9">########</text:p>
      <text:p text:style-name="Standard"/>
      <text:p text:style-name="Text_20_body">Meine konkreten Ergebnisse sind in meinen Bewertungen. Aber ich möchte keinen Verweis auf meine Bewertungen.</text:p>
      <text:p text:style-name="Text_20_body">Ich möchte mit Schülern zusammenarbeiten, die entweder ihren eigenen Plan mitbringen und mit diesem gezielte Hilfe brauche, oder mit Schülern, die mir Vertrauen und mit meinem Plan arbeiten, da gezieltes Arbeiten, ohne den Überblick zu verlieren nur möglich ist, wenn ich meinen Plan nicht jede Woche/Stunde anpassen oder ändern muss, sondern an das Thema der letzten Stunde, in meinen Notizen anknüpfen kann. Die höheren Preise erlauben es mir mit weniger Schülern Geld zu <text:soft-page-break/>verdienen und nach und zwischen den Stunden die einzelnen Unterrichtsstunden mit meinen Schülern an diesem Tag gezielt zu dokumentieren, nachzubearbeiten und individuelle Übungen zu erstellen.</text:p>
      <text:p text:style-name="P10">##############################</text:p>
      <text:p text:style-name="P10"/>
      <text:p text:style-name="P11">Hier ein überarbeiteter Profiltext:</text:p>
      <text:p text:style-name="P12"/>
      <text:p text:style-name="P13">Meine Preise sind höher als der Durchschnitt – und das hat einen Grund.</text:p>
      <text:p text:style-name="P13">Ich arbeite mit weniger Schülern gleichzeitig, damit ich nach jeder Stunde Zeit habe, das Besprochene zu dokumentieren, nachzubereiten und individuelle Übungen zu erstellen. Kein Copy-paste, keine generischen Hausaufgaben.</text:p>
      <text:p text:style-name="P13">Das funktioniert auf zwei Wegen: Entweder du bringst deinen eigenen Plan mit und ich helfe dir gezielt dabei – oder du vertraust meinem Ansatz, und ich baue jede Stunde auf der letzten auf, mit meinen Notizen als Grundlage.</text:p>
      <text:p text:style-name="P13">Wer eine flexible, unverbindliche Stunde nach der anderen sucht, ist bei mir falsch. Wer gezielt und effizient lernen will, ist genau richtig.</text:p>
      <text:p text:style-name="P12"/>
      <text:p text:style-name="P13">Passt das in Ton und Länge zu deiner Plattform?</text:p>
      <text:p text:style-name="P10">####################################</text:p>
      <text:p text:style-name="P10"/>
      <text:p text:style-name="P11">Es klingt zu hart</text:p>
      <text:p text:style-name="P10">####################################</text:p>
      <text:p text:style-name="P10"/>
      <text:p text:style-name="P11">Überarbeitete Version:</text:p>
      <text:p text:style-name="P12"/>
      <text:p text:style-name="P13">Meine Preise sind etwas höher als der Durchschnitt – dafür bekommst du mehr als die Stunde selbst.</text:p>
      <text:p text:style-name="P13">Ich arbeite bewusst mit einer kleineren Anzahl an Schülern, damit ich zwischen den Stunden Zeit habe: für Notizen, Nachbereitung und individuelle Übungen, die auf dich zugeschnitten sind.</text:p>
      <text:p text:style-name="P13">Das gelingt am besten, wenn wir in eine Richtung arbeiten. Entweder du bringst deinen eigenen Plan mit und ich unterstütze dich dabei gezielt – oder du gibst mir das Steuer und ich baue jede Stunde auf der letzten auf.</text:p>
      <text:p text:style-name="P13">Wenn du das anspricht, freue ich mich auf deine Nachricht.</text:p>
      <text:p text:style-name="P14">####################################</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2" style:display-name="Heading 2" style:family="paragraph" style:parent-style-name="Heading" style:next-style-name="Text_20_body" style:default-outline-level="2" style:list-style-name="" style:class="chapter">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6-04-26T18:34:57.259494900</meta:creation-date>
    <dc:date>2026-04-26T18:37:37.965326600</dc:date>
    <meta:editing-duration>PT2M40S</meta:editing-duration>
    <meta:editing-cycles>3</meta:editing-cycles>
    <meta:generator>LibreOffice/25.8.3.2$Windows_X86_64 LibreOffice_project/8ca8d55c161d602844f5428fa4b58097424e324e</meta:generator>
    <meta:document-statistic meta:table-count="0" meta:image-count="0" meta:object-count="0" meta:page-count="2" meta:paragraph-count="33" meta:word-count="634" meta:character-count="4335" meta:non-whitespace-character-count="3728"/>
  </office:meta>
</office:document-meta>
</file>